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4571" calcext:value-type="float">
            <text:p>74571</text:p>
          </table:table-cell>
          <table:table-cell office:value-type="float" office:value="74612" calcext:value-type="float">
            <text:p>7461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4612" calcext:value-type="float">
            <text:p>74612</text:p>
          </table:table-cell>
          <table:table-cell office:value-type="float" office:value="74676" calcext:value-type="float">
            <text:p>7467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74637" calcext:value-type="float">
            <text:p>74637</text:p>
          </table:table-cell>
          <table:table-cell office:value-type="float" office:value="74683" calcext:value-type="float">
            <text:p>7468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4676" calcext:value-type="float">
            <text:p>74676</text:p>
          </table:table-cell>
          <table:table-cell office:value-type="float" office:value="74774" calcext:value-type="float">
            <text:p>7477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4774" calcext:value-type="float">
            <text:p>74774</text:p>
          </table:table-cell>
          <table:table-cell office:value-type="float" office:value="75042" calcext:value-type="float">
            <text:p>7504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5180" calcext:value-type="float">
            <text:p>75180</text:p>
          </table:table-cell>
          <table:table-cell office:value-type="float" office:value="75252" calcext:value-type="float">
            <text:p>7525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5252" calcext:value-type="float">
            <text:p>75252</text:p>
          </table:table-cell>
          <table:table-cell office:value-type="float" office:value="75511" calcext:value-type="float">
            <text:p>7551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5709" calcext:value-type="float">
            <text:p>75709</text:p>
          </table:table-cell>
          <table:table-cell office:value-type="float" office:value="75747" calcext:value-type="float">
            <text:p>7574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5747" calcext:value-type="float">
            <text:p>75747</text:p>
          </table:table-cell>
          <table:table-cell office:value-type="float" office:value="75813" calcext:value-type="float">
            <text:p>7581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75777" calcext:value-type="float">
            <text:p>75777</text:p>
          </table:table-cell>
          <table:table-cell office:value-type="float" office:value="75823" calcext:value-type="float">
            <text:p>7582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5813" calcext:value-type="float">
            <text:p>75813</text:p>
          </table:table-cell>
          <table:table-cell office:value-type="float" office:value="75895" calcext:value-type="float">
            <text:p>7589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5895" calcext:value-type="float">
            <text:p>75895</text:p>
          </table:table-cell>
          <table:table-cell office:value-type="float" office:value="76070" calcext:value-type="float">
            <text:p>7607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76275" calcext:value-type="float">
            <text:p>76275</text:p>
          </table:table-cell>
          <table:table-cell office:value-type="float" office:value="76321" calcext:value-type="float">
            <text:p>7632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6249" calcext:value-type="float">
            <text:p>76249</text:p>
          </table:table-cell>
          <table:table-cell office:value-type="float" office:value="76433" calcext:value-type="float">
            <text:p>7643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6433" calcext:value-type="float">
            <text:p>76433</text:p>
          </table:table-cell>
          <table:table-cell office:value-type="float" office:value="76620" calcext:value-type="float">
            <text:p>7662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6815" calcext:value-type="float">
            <text:p>76815</text:p>
          </table:table-cell>
          <table:table-cell office:value-type="float" office:value="76847" calcext:value-type="float">
            <text:p>7684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6847" calcext:value-type="float">
            <text:p>76847</text:p>
          </table:table-cell>
          <table:table-cell office:value-type="float" office:value="76901" calcext:value-type="float">
            <text:p>76901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76900" calcext:value-type="float">
            <text:p>76900</text:p>
          </table:table-cell>
          <table:table-cell office:value-type="float" office:value="76932" calcext:value-type="float">
            <text:p>7693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6901" calcext:value-type="float">
            <text:p>76901</text:p>
          </table:table-cell>
          <table:table-cell office:value-type="float" office:value="76971" calcext:value-type="float">
            <text:p>7697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6971" calcext:value-type="float">
            <text:p>76971</text:p>
          </table:table-cell>
          <table:table-cell office:value-type="float" office:value="77178" calcext:value-type="float">
            <text:p>77178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77318" calcext:value-type="float">
            <text:p>77318</text:p>
          </table:table-cell>
          <table:table-cell office:value-type="float" office:value="77350" calcext:value-type="float">
            <text:p>7735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7285" calcext:value-type="float">
            <text:p>77285</text:p>
          </table:table-cell>
          <table:table-cell office:value-type="float" office:value="77405" calcext:value-type="float">
            <text:p>7740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7405" calcext:value-type="float">
            <text:p>77405</text:p>
          </table:table-cell>
          <table:table-cell office:value-type="float" office:value="77579" calcext:value-type="float">
            <text:p>7757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7767" calcext:value-type="float">
            <text:p>77767</text:p>
          </table:table-cell>
          <table:table-cell office:value-type="float" office:value="77816" calcext:value-type="float">
            <text:p>7781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7816" calcext:value-type="float">
            <text:p>77816</text:p>
          </table:table-cell>
          <table:table-cell office:value-type="float" office:value="77866" calcext:value-type="float">
            <text:p>7786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77848" calcext:value-type="float">
            <text:p>77848</text:p>
          </table:table-cell>
          <table:table-cell office:value-type="float" office:value="77914" calcext:value-type="float">
            <text:p>7791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7866" calcext:value-type="float">
            <text:p>77866</text:p>
          </table:table-cell>
          <table:table-cell office:value-type="float" office:value="78014" calcext:value-type="float">
            <text:p>7801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8014" calcext:value-type="float">
            <text:p>78014</text:p>
          </table:table-cell>
          <table:table-cell office:value-type="float" office:value="78169" calcext:value-type="float">
            <text:p>7816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8298" calcext:value-type="float">
            <text:p>78298</text:p>
          </table:table-cell>
          <table:table-cell office:value-type="float" office:value="78450" calcext:value-type="float">
            <text:p>7845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8450" calcext:value-type="float">
            <text:p>78450</text:p>
          </table:table-cell>
          <table:table-cell office:value-type="float" office:value="78649" calcext:value-type="float">
            <text:p>7864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78881" calcext:value-type="float">
            <text:p>78881</text:p>
          </table:table-cell>
          <table:table-cell office:value-type="float" office:value="78951" calcext:value-type="float">
            <text:p>7895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4025" calcext:value-type="float">
            <text:p>84025</text:p>
          </table:table-cell>
          <table:table-cell office:value-type="float" office:value="84088" calcext:value-type="float">
            <text:p>8408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4088" calcext:value-type="float">
            <text:p>84088</text:p>
          </table:table-cell>
          <table:table-cell office:value-type="float" office:value="84130" calcext:value-type="float">
            <text:p>8413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4130" calcext:value-type="float">
            <text:p>84130</text:p>
          </table:table-cell>
          <table:table-cell office:value-type="float" office:value="84368" calcext:value-type="float">
            <text:p>8436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4368" calcext:value-type="float">
            <text:p>84368</text:p>
          </table:table-cell>
          <table:table-cell office:value-type="float" office:value="84410" calcext:value-type="float">
            <text:p>8441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4498" calcext:value-type="float">
            <text:p>84498</text:p>
          </table:table-cell>
          <table:table-cell office:value-type="float" office:value="84575" calcext:value-type="float">
            <text:p>84575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4587" calcext:value-type="float">
            <text:p>84587</text:p>
          </table:table-cell>
          <table:table-cell office:value-type="float" office:value="84609" calcext:value-type="float">
            <text:p>8460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4575" calcext:value-type="float">
            <text:p>84575</text:p>
          </table:table-cell>
          <table:table-cell office:value-type="float" office:value="84727" calcext:value-type="float">
            <text:p>8472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5005" calcext:value-type="float">
            <text:p>85005</text:p>
          </table:table-cell>
          <table:table-cell office:value-type="float" office:value="85047" calcext:value-type="float">
            <text:p>8504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5047" calcext:value-type="float">
            <text:p>85047</text:p>
          </table:table-cell>
          <table:table-cell office:value-type="float" office:value="85111" calcext:value-type="float">
            <text:p>85111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5187" calcext:value-type="float">
            <text:p>85187</text:p>
          </table:table-cell>
          <table:table-cell office:value-type="float" office:value="85221" calcext:value-type="float">
            <text:p>8522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5111" calcext:value-type="float">
            <text:p>85111</text:p>
          </table:table-cell>
          <table:table-cell office:value-type="float" office:value="85258" calcext:value-type="float">
            <text:p>8525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5258" calcext:value-type="float">
            <text:p>85258</text:p>
          </table:table-cell>
          <table:table-cell office:value-type="float" office:value="85296" calcext:value-type="float">
            <text:p>8529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5409" calcext:value-type="float">
            <text:p>85409</text:p>
          </table:table-cell>
          <table:table-cell office:value-type="float" office:value="85499" calcext:value-type="float">
            <text:p>8549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5538" calcext:value-type="float">
            <text:p>85538</text:p>
          </table:table-cell>
          <table:table-cell office:value-type="float" office:value="85610" calcext:value-type="float">
            <text:p>8561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5499" calcext:value-type="float">
            <text:p>85499</text:p>
          </table:table-cell>
          <table:table-cell office:value-type="float" office:value="85649" calcext:value-type="float">
            <text:p>8564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5826" calcext:value-type="float">
            <text:p>85826</text:p>
          </table:table-cell>
          <table:table-cell office:value-type="float" office:value="85870" calcext:value-type="float">
            <text:p>8587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5870" calcext:value-type="float">
            <text:p>85870</text:p>
          </table:table-cell>
          <table:table-cell office:value-type="float" office:value="85926" calcext:value-type="float">
            <text:p>8592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5954" calcext:value-type="float">
            <text:p>85954</text:p>
          </table:table-cell>
          <table:table-cell office:value-type="float" office:value="85973" calcext:value-type="float">
            <text:p>8597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5926" calcext:value-type="float">
            <text:p>85926</text:p>
          </table:table-cell>
          <table:table-cell office:value-type="float" office:value="86021" calcext:value-type="float">
            <text:p>8602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6021" calcext:value-type="float">
            <text:p>86021</text:p>
          </table:table-cell>
          <table:table-cell office:value-type="float" office:value="86062" calcext:value-type="float">
            <text:p>860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6143" calcext:value-type="float">
            <text:p>86143</text:p>
          </table:table-cell>
          <table:table-cell office:value-type="float" office:value="86214" calcext:value-type="float">
            <text:p>8621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6214" calcext:value-type="float">
            <text:p>86214</text:p>
          </table:table-cell>
          <table:table-cell office:value-type="float" office:value="86533" calcext:value-type="float">
            <text:p>8653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6728" calcext:value-type="float">
            <text:p>86728</text:p>
          </table:table-cell>
          <table:table-cell office:value-type="float" office:value="86769" calcext:value-type="float">
            <text:p>8676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6769" calcext:value-type="float">
            <text:p>86769</text:p>
          </table:table-cell>
          <table:table-cell office:value-type="float" office:value="86837" calcext:value-type="float">
            <text:p>8683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6837" calcext:value-type="float">
            <text:p>86837</text:p>
          </table:table-cell>
          <table:table-cell office:value-type="float" office:value="86934" calcext:value-type="float">
            <text:p>8693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6934" calcext:value-type="float">
            <text:p>86934</text:p>
          </table:table-cell>
          <table:table-cell office:value-type="float" office:value="86972" calcext:value-type="float">
            <text:p>8697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7100" calcext:value-type="float">
            <text:p>87100</text:p>
          </table:table-cell>
          <table:table-cell office:value-type="float" office:value="87178" calcext:value-type="float">
            <text:p>8717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7178" calcext:value-type="float">
            <text:p>87178</text:p>
          </table:table-cell>
          <table:table-cell office:value-type="float" office:value="87296" calcext:value-type="float">
            <text:p>8729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2900" calcext:value-type="float">
            <text:p>92900</text:p>
          </table:table-cell>
          <table:table-cell office:value-type="float" office:value="92965" calcext:value-type="float">
            <text:p>9296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2965" calcext:value-type="float">
            <text:p>92965</text:p>
          </table:table-cell>
          <table:table-cell office:value-type="float" office:value="93035" calcext:value-type="float">
            <text:p>9303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3035" calcext:value-type="float">
            <text:p>93035</text:p>
          </table:table-cell>
          <table:table-cell office:value-type="float" office:value="93102" calcext:value-type="float">
            <text:p>9310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3102" calcext:value-type="float">
            <text:p>93102</text:p>
          </table:table-cell>
          <table:table-cell office:value-type="float" office:value="93162" calcext:value-type="float">
            <text:p>931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3162" calcext:value-type="float">
            <text:p>93162</text:p>
          </table:table-cell>
          <table:table-cell office:value-type="float" office:value="93252" calcext:value-type="float">
            <text:p>9325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3252" calcext:value-type="float">
            <text:p>93252</text:p>
          </table:table-cell>
          <table:table-cell office:value-type="float" office:value="93423" calcext:value-type="float">
            <text:p>9342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3423" calcext:value-type="float">
            <text:p>93423</text:p>
          </table:table-cell>
          <table:table-cell office:value-type="float" office:value="93509" calcext:value-type="float">
            <text:p>9350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3600" calcext:value-type="float">
            <text:p>93600</text:p>
          </table:table-cell>
          <table:table-cell office:value-type="float" office:value="93678" calcext:value-type="float">
            <text:p>9367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3678" calcext:value-type="float">
            <text:p>93678</text:p>
          </table:table-cell>
          <table:table-cell office:value-type="float" office:value="94304" calcext:value-type="float">
            <text:p>94304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93771" calcext:value-type="float">
            <text:p>93771</text:p>
          </table:table-cell>
          <table:table-cell office:value-type="float" office:value="94304" calcext:value-type="float">
            <text:p>9430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4304" calcext:value-type="float">
            <text:p>94304</text:p>
          </table:table-cell>
          <table:table-cell office:value-type="float" office:value="94752" calcext:value-type="float">
            <text:p>9475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4991" calcext:value-type="float">
            <text:p>94991</text:p>
          </table:table-cell>
          <table:table-cell office:value-type="float" office:value="95061" calcext:value-type="float">
            <text:p>9506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5061" calcext:value-type="float">
            <text:p>95061</text:p>
          </table:table-cell>
          <table:table-cell office:value-type="float" office:value="95103" calcext:value-type="float">
            <text:p>9510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5050" calcext:value-type="float">
            <text:p>95050</text:p>
          </table:table-cell>
          <table:table-cell office:value-type="float" office:value="95118" calcext:value-type="float">
            <text:p>9511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5118" calcext:value-type="float">
            <text:p>95118</text:p>
          </table:table-cell>
          <table:table-cell office:value-type="float" office:value="95226" calcext:value-type="float">
            <text:p>9522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5226" calcext:value-type="float">
            <text:p>95226</text:p>
          </table:table-cell>
          <table:table-cell office:value-type="float" office:value="95586" calcext:value-type="float">
            <text:p>9558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5586" calcext:value-type="float">
            <text:p>95586</text:p>
          </table:table-cell>
          <table:table-cell office:value-type="float" office:value="95669" calcext:value-type="float">
            <text:p>9566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5735" calcext:value-type="float">
            <text:p>95735</text:p>
          </table:table-cell>
          <table:table-cell office:value-type="float" office:value="95813" calcext:value-type="float">
            <text:p>9581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5813" calcext:value-type="float">
            <text:p>95813</text:p>
          </table:table-cell>
          <table:table-cell office:value-type="float" office:value="96073" calcext:value-type="float">
            <text:p>9607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6073" calcext:value-type="float">
            <text:p>96073</text:p>
          </table:table-cell>
          <table:table-cell office:value-type="float" office:value="96363" calcext:value-type="float">
            <text:p>9636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6527" calcext:value-type="float">
            <text:p>96527</text:p>
          </table:table-cell>
          <table:table-cell office:value-type="float" office:value="96583" calcext:value-type="float">
            <text:p>9658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6583" calcext:value-type="float">
            <text:p>96583</text:p>
          </table:table-cell>
          <table:table-cell office:value-type="float" office:value="96619" calcext:value-type="float">
            <text:p>9661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6577" calcext:value-type="float">
            <text:p>96577</text:p>
          </table:table-cell>
          <table:table-cell office:value-type="float" office:value="96623" calcext:value-type="float">
            <text:p>9662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6623" calcext:value-type="float">
            <text:p>96623</text:p>
          </table:table-cell>
          <table:table-cell office:value-type="float" office:value="96765" calcext:value-type="float">
            <text:p>9676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6765" calcext:value-type="float">
            <text:p>96765</text:p>
          </table:table-cell>
          <table:table-cell office:value-type="float" office:value="96859" calcext:value-type="float">
            <text:p>9685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6859" calcext:value-type="float">
            <text:p>96859</text:p>
          </table:table-cell>
          <table:table-cell office:value-type="float" office:value="96924" calcext:value-type="float">
            <text:p>9692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6999" calcext:value-type="float">
            <text:p>96999</text:p>
          </table:table-cell>
          <table:table-cell office:value-type="float" office:value="97036" calcext:value-type="float">
            <text:p>9703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7030" calcext:value-type="float">
            <text:p>97030</text:p>
          </table:table-cell>
          <table:table-cell office:value-type="float" office:value="97076" calcext:value-type="float">
            <text:p>9707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7036" calcext:value-type="float">
            <text:p>97036</text:p>
          </table:table-cell>
          <table:table-cell office:value-type="float" office:value="97078" calcext:value-type="float">
            <text:p>9707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7076" calcext:value-type="float">
            <text:p>97076</text:p>
          </table:table-cell>
          <table:table-cell office:value-type="float" office:value="97134" calcext:value-type="float">
            <text:p>9713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7134" calcext:value-type="float">
            <text:p>97134</text:p>
          </table:table-cell>
          <table:table-cell office:value-type="float" office:value="97458" calcext:value-type="float">
            <text:p>9745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7458" calcext:value-type="float">
            <text:p>97458</text:p>
          </table:table-cell>
          <table:table-cell office:value-type="float" office:value="97780" calcext:value-type="float">
            <text:p>9778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8002" calcext:value-type="float">
            <text:p>98002</text:p>
          </table:table-cell>
          <table:table-cell office:value-type="float" office:value="98049" calcext:value-type="float">
            <text:p>9804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8049" calcext:value-type="float">
            <text:p>98049</text:p>
          </table:table-cell>
          <table:table-cell office:value-type="float" office:value="98081" calcext:value-type="float">
            <text:p>9808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8045" calcext:value-type="float">
            <text:p>98045</text:p>
          </table:table-cell>
          <table:table-cell office:value-type="float" office:value="98091" calcext:value-type="float">
            <text:p>9809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8091" calcext:value-type="float">
            <text:p>98091</text:p>
          </table:table-cell>
          <table:table-cell office:value-type="float" office:value="98149" calcext:value-type="float">
            <text:p>9814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8149" calcext:value-type="float">
            <text:p>98149</text:p>
          </table:table-cell>
          <table:table-cell office:value-type="float" office:value="98270" calcext:value-type="float">
            <text:p>9827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8270" calcext:value-type="float">
            <text:p>98270</text:p>
          </table:table-cell>
          <table:table-cell office:value-type="float" office:value="98339" calcext:value-type="float">
            <text:p>9833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8432" calcext:value-type="float">
            <text:p>98432</text:p>
          </table:table-cell>
          <table:table-cell office:value-type="float" office:value="98496" calcext:value-type="float">
            <text:p>9849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8496" calcext:value-type="float">
            <text:p>98496</text:p>
          </table:table-cell>
          <table:table-cell office:value-type="float" office:value="98796" calcext:value-type="float">
            <text:p>9879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8796" calcext:value-type="float">
            <text:p>98796</text:p>
          </table:table-cell>
          <table:table-cell office:value-type="float" office:value="99208" calcext:value-type="float">
            <text:p>9920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4455" calcext:value-type="float">
            <text:p>104455</text:p>
          </table:table-cell>
          <table:table-cell office:value-type="float" office:value="104545" calcext:value-type="float">
            <text:p>104545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4545" calcext:value-type="float">
            <text:p>104545</text:p>
          </table:table-cell>
          <table:table-cell office:value-type="float" office:value="104561" calcext:value-type="float">
            <text:p>10456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4537" calcext:value-type="float">
            <text:p>104537</text:p>
          </table:table-cell>
          <table:table-cell office:value-type="float" office:value="104575" calcext:value-type="float">
            <text:p>10457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575" calcext:value-type="float">
            <text:p>104575</text:p>
          </table:table-cell>
          <table:table-cell office:value-type="float" office:value="104689" calcext:value-type="float">
            <text:p>10468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4689" calcext:value-type="float">
            <text:p>104689</text:p>
          </table:table-cell>
          <table:table-cell office:value-type="float" office:value="104836" calcext:value-type="float">
            <text:p>10483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4836" calcext:value-type="float">
            <text:p>104836</text:p>
          </table:table-cell>
          <table:table-cell office:value-type="float" office:value="104911" calcext:value-type="float">
            <text:p>10491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5027" calcext:value-type="float">
            <text:p>105027</text:p>
          </table:table-cell>
          <table:table-cell office:value-type="float" office:value="105100" calcext:value-type="float">
            <text:p>10510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5141" calcext:value-type="float">
            <text:p>105141</text:p>
          </table:table-cell>
          <table:table-cell office:value-type="float" office:value="105165" calcext:value-type="float">
            <text:p>10516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5100" calcext:value-type="float">
            <text:p>105100</text:p>
          </table:table-cell>
          <table:table-cell office:value-type="float" office:value="105212" calcext:value-type="float">
            <text:p>10521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5252" calcext:value-type="float">
            <text:p>105252</text:p>
          </table:table-cell>
          <table:table-cell office:value-type="float" office:value="105304" calcext:value-type="float">
            <text:p>10530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5212" calcext:value-type="float">
            <text:p>105212</text:p>
          </table:table-cell>
          <table:table-cell office:value-type="float" office:value="105572" calcext:value-type="float">
            <text:p>10557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5794" calcext:value-type="float">
            <text:p>105794</text:p>
          </table:table-cell>
          <table:table-cell office:value-type="float" office:value="105830" calcext:value-type="float">
            <text:p>105830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5830" calcext:value-type="float">
            <text:p>105830</text:p>
          </table:table-cell>
          <table:table-cell office:value-type="float" office:value="105845" calcext:value-type="float">
            <text:p>10584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5824" calcext:value-type="float">
            <text:p>105824</text:p>
          </table:table-cell>
          <table:table-cell office:value-type="float" office:value="105858" calcext:value-type="float">
            <text:p>105858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5881" calcext:value-type="float">
            <text:p>105881</text:p>
          </table:table-cell>
          <table:table-cell office:value-type="float" office:value="105898" calcext:value-type="float">
            <text:p>10589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5858" calcext:value-type="float">
            <text:p>105858</text:p>
          </table:table-cell>
          <table:table-cell office:value-type="float" office:value="105980" calcext:value-type="float">
            <text:p>10598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5980" calcext:value-type="float">
            <text:p>105980</text:p>
          </table:table-cell>
          <table:table-cell office:value-type="float" office:value="106239" calcext:value-type="float">
            <text:p>10623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6239" calcext:value-type="float">
            <text:p>106239</text:p>
          </table:table-cell>
          <table:table-cell office:value-type="float" office:value="106302" calcext:value-type="float">
            <text:p>10630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6444" calcext:value-type="float">
            <text:p>106444</text:p>
          </table:table-cell>
          <table:table-cell office:value-type="float" office:value="106478" calcext:value-type="float">
            <text:p>10647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6430" calcext:value-type="float">
            <text:p>106430</text:p>
          </table:table-cell>
          <table:table-cell office:value-type="float" office:value="106510" calcext:value-type="float">
            <text:p>10651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6566" calcext:value-type="float">
            <text:p>106566</text:p>
          </table:table-cell>
          <table:table-cell office:value-type="float" office:value="106595" calcext:value-type="float">
            <text:p>10659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6510" calcext:value-type="float">
            <text:p>106510</text:p>
          </table:table-cell>
          <table:table-cell office:value-type="float" office:value="106760" calcext:value-type="float">
            <text:p>10676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6760" calcext:value-type="float">
            <text:p>106760</text:p>
          </table:table-cell>
          <table:table-cell office:value-type="float" office:value="107736" calcext:value-type="float">
            <text:p>10773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8056" calcext:value-type="float">
            <text:p>108056</text:p>
          </table:table-cell>
          <table:table-cell office:value-type="float" office:value="108090" calcext:value-type="float">
            <text:p>10809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8018" calcext:value-type="float">
            <text:p>108018</text:p>
          </table:table-cell>
          <table:table-cell office:value-type="float" office:value="108102" calcext:value-type="float">
            <text:p>10810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8102" calcext:value-type="float">
            <text:p>108102</text:p>
          </table:table-cell>
          <table:table-cell office:value-type="float" office:value="108160" calcext:value-type="float">
            <text:p>10816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8178" calcext:value-type="float">
            <text:p>108178</text:p>
          </table:table-cell>
          <table:table-cell office:value-type="float" office:value="108198" calcext:value-type="float">
            <text:p>10819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8160" calcext:value-type="float">
            <text:p>108160</text:p>
          </table:table-cell>
          <table:table-cell office:value-type="float" office:value="108234" calcext:value-type="float">
            <text:p>10823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8234" calcext:value-type="float">
            <text:p>108234</text:p>
          </table:table-cell>
          <table:table-cell office:value-type="float" office:value="108401" calcext:value-type="float">
            <text:p>10840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8401" calcext:value-type="float">
            <text:p>108401</text:p>
          </table:table-cell>
          <table:table-cell office:value-type="float" office:value="108438" calcext:value-type="float">
            <text:p>10843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8541" calcext:value-type="float">
            <text:p>108541</text:p>
          </table:table-cell>
          <table:table-cell office:value-type="float" office:value="108629" calcext:value-type="float">
            <text:p>10862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8569" calcext:value-type="float">
            <text:p>108569</text:p>
          </table:table-cell>
          <table:table-cell office:value-type="float" office:value="108635" calcext:value-type="float">
            <text:p>108635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8687" calcext:value-type="float">
            <text:p>108687</text:p>
          </table:table-cell>
          <table:table-cell office:value-type="float" office:value="108723" calcext:value-type="float">
            <text:p>10872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8629" calcext:value-type="float">
            <text:p>108629</text:p>
          </table:table-cell>
          <table:table-cell office:value-type="float" office:value="108773" calcext:value-type="float">
            <text:p>10877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8773" calcext:value-type="float">
            <text:p>108773</text:p>
          </table:table-cell>
          <table:table-cell office:value-type="float" office:value="109497" calcext:value-type="float">
            <text:p>10949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9724" calcext:value-type="float">
            <text:p>109724</text:p>
          </table:table-cell>
          <table:table-cell office:value-type="float" office:value="109773" calcext:value-type="float">
            <text:p>10977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9755" calcext:value-type="float">
            <text:p>109755</text:p>
          </table:table-cell>
          <table:table-cell office:value-type="float" office:value="109793" calcext:value-type="float">
            <text:p>10979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9773" calcext:value-type="float">
            <text:p>109773</text:p>
          </table:table-cell>
          <table:table-cell office:value-type="float" office:value="109809" calcext:value-type="float">
            <text:p>10980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9793" calcext:value-type="float">
            <text:p>109793</text:p>
          </table:table-cell>
          <table:table-cell office:value-type="float" office:value="109983" calcext:value-type="float">
            <text:p>10998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9983" calcext:value-type="float">
            <text:p>109983</text:p>
          </table:table-cell>
          <table:table-cell office:value-type="float" office:value="110160" calcext:value-type="float">
            <text:p>11016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0160" calcext:value-type="float">
            <text:p>110160</text:p>
          </table:table-cell>
          <table:table-cell office:value-type="float" office:value="110230" calcext:value-type="float">
            <text:p>11023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0342" calcext:value-type="float">
            <text:p>110342</text:p>
          </table:table-cell>
          <table:table-cell office:value-type="float" office:value="110488" calcext:value-type="float">
            <text:p>110488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0529" calcext:value-type="float">
            <text:p>110529</text:p>
          </table:table-cell>
          <table:table-cell office:value-type="float" office:value="110573" calcext:value-type="float">
            <text:p>11057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0488" calcext:value-type="float">
            <text:p>110488</text:p>
          </table:table-cell>
          <table:table-cell office:value-type="float" office:value="110738" calcext:value-type="float">
            <text:p>11073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0738" calcext:value-type="float">
            <text:p>110738</text:p>
          </table:table-cell>
          <table:table-cell office:value-type="float" office:value="110868" calcext:value-type="float">
            <text:p>11086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1050" calcext:value-type="float">
            <text:p>121050</text:p>
          </table:table-cell>
          <table:table-cell office:value-type="float" office:value="121115" calcext:value-type="float">
            <text:p>121115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21115" calcext:value-type="float">
            <text:p>121115</text:p>
          </table:table-cell>
          <table:table-cell office:value-type="float" office:value="121183" calcext:value-type="float">
            <text:p>12118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1083" calcext:value-type="float">
            <text:p>121083</text:p>
          </table:table-cell>
          <table:table-cell office:value-type="float" office:value="121202" calcext:value-type="float">
            <text:p>12120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1202" calcext:value-type="float">
            <text:p>121202</text:p>
          </table:table-cell>
          <table:table-cell office:value-type="float" office:value="121270" calcext:value-type="float">
            <text:p>12127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1307" calcext:value-type="float">
            <text:p>121307</text:p>
          </table:table-cell>
          <table:table-cell office:value-type="float" office:value="121323" calcext:value-type="float">
            <text:p>12132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1270" calcext:value-type="float">
            <text:p>121270</text:p>
          </table:table-cell>
          <table:table-cell office:value-type="float" office:value="121361" calcext:value-type="float">
            <text:p>1213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1361" calcext:value-type="float">
            <text:p>121361</text:p>
          </table:table-cell>
          <table:table-cell office:value-type="float" office:value="121459" calcext:value-type="float">
            <text:p>12145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1459" calcext:value-type="float">
            <text:p>121459</text:p>
          </table:table-cell>
          <table:table-cell office:value-type="float" office:value="121828" calcext:value-type="float">
            <text:p>12182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1828" calcext:value-type="float">
            <text:p>121828</text:p>
          </table:table-cell>
          <table:table-cell office:value-type="float" office:value="122043" calcext:value-type="float">
            <text:p>12204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2043" calcext:value-type="float">
            <text:p>122043</text:p>
          </table:table-cell>
          <table:table-cell office:value-type="float" office:value="122201" calcext:value-type="float">
            <text:p>12220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2201" calcext:value-type="float">
            <text:p>122201</text:p>
          </table:table-cell>
          <table:table-cell office:value-type="float" office:value="122489" calcext:value-type="float">
            <text:p>12248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2489" calcext:value-type="float">
            <text:p>122489</text:p>
          </table:table-cell>
          <table:table-cell office:value-type="float" office:value="122601" calcext:value-type="float">
            <text:p>12260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2601" calcext:value-type="float">
            <text:p>122601</text:p>
          </table:table-cell>
          <table:table-cell office:value-type="float" office:value="122739" calcext:value-type="float">
            <text:p>12273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2739" calcext:value-type="float">
            <text:p>122739</text:p>
          </table:table-cell>
          <table:table-cell office:value-type="float" office:value="123029" calcext:value-type="float">
            <text:p>12302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3029" calcext:value-type="float">
            <text:p>123029</text:p>
          </table:table-cell>
          <table:table-cell office:value-type="float" office:value="123071" calcext:value-type="float">
            <text:p>12307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3071" calcext:value-type="float">
            <text:p>123071</text:p>
          </table:table-cell>
          <table:table-cell office:value-type="float" office:value="123161" calcext:value-type="float">
            <text:p>12316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3161" calcext:value-type="float">
            <text:p>123161</text:p>
          </table:table-cell>
          <table:table-cell office:value-type="float" office:value="123343" calcext:value-type="float">
            <text:p>12334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3792" calcext:value-type="float">
            <text:p>123792</text:p>
          </table:table-cell>
          <table:table-cell office:value-type="float" office:value="123831" calcext:value-type="float">
            <text:p>12383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4985" calcext:value-type="float">
            <text:p>124985</text:p>
          </table:table-cell>
          <table:table-cell office:value-type="float" office:value="125113" calcext:value-type="float">
            <text:p>12511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25113" calcext:value-type="float">
            <text:p>125113</text:p>
          </table:table-cell>
          <table:table-cell office:value-type="float" office:value="125176" calcext:value-type="float">
            <text:p>12517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5176" calcext:value-type="float">
            <text:p>125176</text:p>
          </table:table-cell>
          <table:table-cell office:value-type="float" office:value="125219" calcext:value-type="float">
            <text:p>12521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5219" calcext:value-type="float">
            <text:p>125219</text:p>
          </table:table-cell>
          <table:table-cell office:value-type="float" office:value="125267" calcext:value-type="float">
            <text:p>12526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5267" calcext:value-type="float">
            <text:p>125267</text:p>
          </table:table-cell>
          <table:table-cell office:value-type="float" office:value="125337" calcext:value-type="float">
            <text:p>12533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5337" calcext:value-type="float">
            <text:p>125337</text:p>
          </table:table-cell>
          <table:table-cell office:value-type="float" office:value="125477" calcext:value-type="float">
            <text:p>12547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5477" calcext:value-type="float">
            <text:p>125477</text:p>
          </table:table-cell>
          <table:table-cell office:value-type="float" office:value="125540" calcext:value-type="float">
            <text:p>12554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5540" calcext:value-type="float">
            <text:p>125540</text:p>
          </table:table-cell>
          <table:table-cell office:value-type="float" office:value="125600" calcext:value-type="float">
            <text:p>12560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5600" calcext:value-type="float">
            <text:p>125600</text:p>
          </table:table-cell>
          <table:table-cell office:value-type="float" office:value="125660" calcext:value-type="float">
            <text:p>12566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5660" calcext:value-type="float">
            <text:p>125660</text:p>
          </table:table-cell>
          <table:table-cell office:value-type="float" office:value="125819" calcext:value-type="float">
            <text:p>12581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5819" calcext:value-type="float">
            <text:p>125819</text:p>
          </table:table-cell>
          <table:table-cell office:value-type="float" office:value="125890" calcext:value-type="float">
            <text:p>12589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5890" calcext:value-type="float">
            <text:p>125890</text:p>
          </table:table-cell>
          <table:table-cell office:value-type="float" office:value="125976" calcext:value-type="float">
            <text:p>12597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5976" calcext:value-type="float">
            <text:p>125976</text:p>
          </table:table-cell>
          <table:table-cell office:value-type="float" office:value="126196" calcext:value-type="float">
            <text:p>12619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6196" calcext:value-type="float">
            <text:p>126196</text:p>
          </table:table-cell>
          <table:table-cell office:value-type="float" office:value="126268" calcext:value-type="float">
            <text:p>12626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6268" calcext:value-type="float">
            <text:p>126268</text:p>
          </table:table-cell>
          <table:table-cell office:value-type="float" office:value="126362" calcext:value-type="float">
            <text:p>12636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6362" calcext:value-type="float">
            <text:p>126362</text:p>
          </table:table-cell>
          <table:table-cell office:value-type="float" office:value="126588" calcext:value-type="float">
            <text:p>12658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6588" calcext:value-type="float">
            <text:p>126588</text:p>
          </table:table-cell>
          <table:table-cell office:value-type="float" office:value="126645" calcext:value-type="float">
            <text:p>12664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6859" calcext:value-type="float">
            <text:p>126859</text:p>
          </table:table-cell>
          <table:table-cell office:value-type="float" office:value="126920" calcext:value-type="float">
            <text:p>12692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6909" calcext:value-type="float">
            <text:p>126909</text:p>
          </table:table-cell>
          <table:table-cell office:value-type="float" office:value="126961" calcext:value-type="float">
            <text:p>12696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26920" calcext:value-type="float">
            <text:p>126920</text:p>
          </table:table-cell>
          <table:table-cell office:value-type="float" office:value="126962" calcext:value-type="float">
            <text:p>12696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6976" calcext:value-type="float">
            <text:p>126976</text:p>
          </table:table-cell>
          <table:table-cell office:value-type="float" office:value="126993" calcext:value-type="float">
            <text:p>12699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6961" calcext:value-type="float">
            <text:p>126961</text:p>
          </table:table-cell>
          <table:table-cell office:value-type="float" office:value="127053" calcext:value-type="float">
            <text:p>12705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7123" calcext:value-type="float">
            <text:p>127123</text:p>
          </table:table-cell>
          <table:table-cell office:value-type="float" office:value="127133" calcext:value-type="float">
            <text:p>12713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7053" calcext:value-type="float">
            <text:p>127053</text:p>
          </table:table-cell>
          <table:table-cell office:value-type="float" office:value="127229" calcext:value-type="float">
            <text:p>12722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7289" calcext:value-type="float">
            <text:p>127289</text:p>
          </table:table-cell>
          <table:table-cell office:value-type="float" office:value="127315" calcext:value-type="float">
            <text:p>12731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7229" calcext:value-type="float">
            <text:p>127229</text:p>
          </table:table-cell>
          <table:table-cell office:value-type="float" office:value="127643" calcext:value-type="float">
            <text:p>12764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7643" calcext:value-type="float">
            <text:p>127643</text:p>
          </table:table-cell>
          <table:table-cell office:value-type="float" office:value="127703" calcext:value-type="float">
            <text:p>12770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7889" calcext:value-type="float">
            <text:p>127889</text:p>
          </table:table-cell>
          <table:table-cell office:value-type="float" office:value="127913" calcext:value-type="float">
            <text:p>12791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7913" calcext:value-type="float">
            <text:p>127913</text:p>
          </table:table-cell>
          <table:table-cell office:value-type="float" office:value="127969" calcext:value-type="float">
            <text:p>12796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7969" calcext:value-type="float">
            <text:p>127969</text:p>
          </table:table-cell>
          <table:table-cell office:value-type="float" office:value="128129" calcext:value-type="float">
            <text:p>12812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8129" calcext:value-type="float">
            <text:p>128129</text:p>
          </table:table-cell>
          <table:table-cell office:value-type="float" office:value="128210" calcext:value-type="float">
            <text:p>12821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8210" calcext:value-type="float">
            <text:p>128210</text:p>
          </table:table-cell>
          <table:table-cell office:value-type="float" office:value="128260" calcext:value-type="float">
            <text:p>12826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8260" calcext:value-type="float">
            <text:p>128260</text:p>
          </table:table-cell>
          <table:table-cell office:value-type="float" office:value="128322" calcext:value-type="float">
            <text:p>12832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8322" calcext:value-type="float">
            <text:p>128322</text:p>
          </table:table-cell>
          <table:table-cell office:value-type="float" office:value="128403" calcext:value-type="float">
            <text:p>12840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8403" calcext:value-type="float">
            <text:p>128403</text:p>
          </table:table-cell>
          <table:table-cell office:value-type="float" office:value="128459" calcext:value-type="float">
            <text:p>12845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8497" calcext:value-type="float">
            <text:p>128497</text:p>
          </table:table-cell>
          <table:table-cell office:value-type="float" office:value="128521" calcext:value-type="float">
            <text:p>12852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8459" calcext:value-type="float">
            <text:p>128459</text:p>
          </table:table-cell>
          <table:table-cell office:value-type="float" office:value="128533" calcext:value-type="float">
            <text:p>12853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8591" calcext:value-type="float">
            <text:p>128591</text:p>
          </table:table-cell>
          <table:table-cell office:value-type="float" office:value="128615" calcext:value-type="float">
            <text:p>12861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8615" calcext:value-type="float">
            <text:p>128615</text:p>
          </table:table-cell>
          <table:table-cell office:value-type="float" office:value="128673" calcext:value-type="float">
            <text:p>12867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8673" calcext:value-type="float">
            <text:p>128673</text:p>
          </table:table-cell>
          <table:table-cell office:value-type="float" office:value="128747" calcext:value-type="float">
            <text:p>12874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8747" calcext:value-type="float">
            <text:p>128747</text:p>
          </table:table-cell>
          <table:table-cell office:value-type="float" office:value="128765" calcext:value-type="float">
            <text:p>12876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8765" calcext:value-type="float">
            <text:p>128765</text:p>
          </table:table-cell>
          <table:table-cell office:value-type="float" office:value="128860" calcext:value-type="float">
            <text:p>12886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9193" calcext:value-type="float">
            <text:p>129193</text:p>
          </table:table-cell>
          <table:table-cell office:value-type="float" office:value="129252" calcext:value-type="float">
            <text:p>12925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29239" calcext:value-type="float">
            <text:p>129239</text:p>
          </table:table-cell>
          <table:table-cell office:value-type="float" office:value="129285" calcext:value-type="float">
            <text:p>12928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9252" calcext:value-type="float">
            <text:p>129252</text:p>
          </table:table-cell>
          <table:table-cell office:value-type="float" office:value="129330" calcext:value-type="float">
            <text:p>12933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9285" calcext:value-type="float">
            <text:p>129285</text:p>
          </table:table-cell>
          <table:table-cell office:value-type="float" office:value="129379" calcext:value-type="float">
            <text:p>12937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9379" calcext:value-type="float">
            <text:p>129379</text:p>
          </table:table-cell>
          <table:table-cell office:value-type="float" office:value="129639" calcext:value-type="float">
            <text:p>12963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9639" calcext:value-type="float">
            <text:p>129639</text:p>
          </table:table-cell>
          <table:table-cell office:value-type="float" office:value="129700" calcext:value-type="float">
            <text:p>12970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9700" calcext:value-type="float">
            <text:p>129700</text:p>
          </table:table-cell>
          <table:table-cell office:value-type="float" office:value="129764" calcext:value-type="float">
            <text:p>12976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9764" calcext:value-type="float">
            <text:p>129764</text:p>
          </table:table-cell>
          <table:table-cell office:value-type="float" office:value="129948" calcext:value-type="float">
            <text:p>12994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9948" calcext:value-type="float">
            <text:p>129948</text:p>
          </table:table-cell>
          <table:table-cell office:value-type="float" office:value="129995" calcext:value-type="float">
            <text:p>12999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9995" calcext:value-type="float">
            <text:p>129995</text:p>
          </table:table-cell>
          <table:table-cell office:value-type="float" office:value="130115" calcext:value-type="float">
            <text:p>13011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0115" calcext:value-type="float">
            <text:p>130115</text:p>
          </table:table-cell>
          <table:table-cell office:value-type="float" office:value="130165" calcext:value-type="float">
            <text:p>13016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0165" calcext:value-type="float">
            <text:p>130165</text:p>
          </table:table-cell>
          <table:table-cell office:value-type="float" office:value="130246" calcext:value-type="float">
            <text:p>13024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30246" calcext:value-type="float">
            <text:p>130246</text:p>
          </table:table-cell>
          <table:table-cell office:value-type="float" office:value="130384" calcext:value-type="float">
            <text:p>13038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30384" calcext:value-type="float">
            <text:p>130384</text:p>
          </table:table-cell>
          <table:table-cell office:value-type="float" office:value="130546" calcext:value-type="float">
            <text:p>13054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30546" calcext:value-type="float">
            <text:p>130546</text:p>
          </table:table-cell>
          <table:table-cell office:value-type="float" office:value="130608" calcext:value-type="float">
            <text:p>130608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51:20.538813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33S</meta:editing-duration>
    <meta:editing-cycles>15</meta:editing-cycles>
    <meta:generator>LibreOffice/6.0.4.2$Linux_X86_64 LibreOffice_project/9b0d9b32d5dcda91d2f1a96dc04c645c450872bf</meta:generator>
    <dc:date>2018-09-25T10:51:36.124721054</dc:date>
    <meta:document-statistic meta:table-count="3" meta:cell-count="663" meta:object-count="0"/>
    <meta:user-defined meta:name="Info 1"/>
    <meta:user-defined meta:name="Info 2"/>
    <meta:user-defined meta:name="Info 3"/>
    <meta:user-defined meta:name="Info 4"/>
  </office:meta>
</office:document-meta>
</file>